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3deb3d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ff3366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ellipse draw:style-name="gr1" draw:text-style-name="P2" draw:id="id1" draw:layer="layout" svg:width="5cm" svg:height="1cm" svg:x="9.8cm" svg:y="2cm">
          <text:p text:style-name="P1"><text:span text:style-name="T1">STARTING</text:span></text:p>
        </draw:ellipse>
        <draw:ellipse draw:style-name="gr2" draw:text-style-name="P2" draw:id="id2" draw:layer="layout" svg:width="5cm" svg:height="1cm" svg:x="6.5cm" svg:y="3.8cm">
          <text:p text:style-name="P1"><text:span text:style-name="T1">FUNCTIONAL</text:span></text:p>
        </draw:ellipse>
        <draw:ellipse draw:style-name="gr3" draw:text-style-name="P2" draw:id="id3" draw:layer="layout" svg:width="5cm" svg:height="1cm" svg:x="13.2cm" svg:y="3.8cm">
          <text:p text:style-name="P1"><text:span text:style-name="T1">NONFUNCTIONAL</text:span></text:p>
        </draw:ellipse>
        <draw:ellipse draw:style-name="gr4" draw:text-style-name="P2" draw:id="id4" draw:layer="layout" svg:width="5cm" svg:height="1cm" svg:x="9.8cm" svg:y="5.6cm">
          <text:p text:style-name="P1"><text:span text:style-name="T1">ERROR</text:span></text:p>
        </draw:ellipse>
        <draw:ellipse draw:style-name="gr1" draw:text-style-name="P2" draw:id="id7" draw:layer="layout" svg:width="5cm" svg:height="1cm" svg:x="9.8cm" svg:y="7.6cm">
          <text:p text:style-name="P1"><text:span text:style-name="T1">STOPPING</text:span></text:p>
        </draw:ellipse>
        <draw:connector draw:style-name="gr5" draw:text-style-name="P3" draw:layer="layout" svg:x1="9.8cm" svg:y1="2.5cm" svg:x2="9cm" svg:y2="3.8cm" draw:start-shape="id1" draw:start-glue-point="3" draw:end-shape="id2" draw:end-glue-point="0">
          <text:p/>
        </draw:connector>
        <draw:connector draw:style-name="gr5" draw:text-style-name="P3" draw:layer="layout" svg:x1="14.8cm" svg:y1="2.5cm" svg:x2="15.7cm" svg:y2="3.8cm" draw:start-shape="id1" draw:start-glue-point="1" draw:end-shape="id3" draw:end-glue-point="0">
          <text:p/>
        </draw:connector>
        <draw:connector draw:style-name="gr5" draw:text-style-name="P3" draw:layer="layout" svg:x1="12.3cm" svg:y1="3cm" svg:x2="12.3cm" svg:y2="5.6cm" draw:start-shape="id1" draw:start-glue-point="2" draw:end-shape="id4" draw:end-glue-point="0">
          <text:p/>
        </draw:connector>
        <draw:connector draw:style-name="gr5" draw:text-style-name="P3" draw:id="id6" draw:layer="layout" svg:x1="9cm" svg:y1="4.8cm" svg:x2="9.8cm" svg:y2="6.1cm" draw:start-shape="id2" draw:start-glue-point="2" draw:end-shape="id4" draw:end-glue-point="3">
          <text:p/>
        </draw:connector>
        <draw:connector draw:style-name="gr5" draw:text-style-name="P3" draw:id="id5" draw:layer="layout" svg:x1="9cm" svg:y1="4.8cm" svg:x2="9cm" svg:y2="4.8cm" draw:start-shape="id2" draw:start-glue-point="2" draw:end-shape="id2" draw:end-glue-point="2">
          <text:p/>
        </draw:connector>
        <draw:connector draw:style-name="gr5" draw:text-style-name="P3" draw:id="id8" draw:layer="layout" svg:x1="15.7cm" svg:y1="4.8cm" svg:x2="14.8cm" svg:y2="6.1cm" draw:start-shape="id3" draw:start-glue-point="2" draw:end-shape="id4" draw:end-glue-point="1">
          <text:p/>
        </draw:connector>
        <draw:connector draw:style-name="gr6" draw:text-style-name="P3" draw:layer="layout" svg:x1="11.5cm" svg:y1="4.3cm" svg:x2="13.2cm" svg:y2="4.3cm" draw:start-shape="id2" draw:start-glue-point="1" draw:end-shape="id3" draw:end-glue-point="3">
          <text:p/>
        </draw:connector>
        <draw:connector draw:style-name="gr6" draw:text-style-name="P3" draw:layer="layout" svg:x1="9cm" svg:y1="4.8cm" svg:x2="9cm" svg:y2="4.8cm" draw:start-shape="id5" draw:start-glue-point="0" draw:end-shape="id5" draw:end-glue-point="0">
          <text:p/>
        </draw:connector>
        <draw:connector draw:style-name="gr5" draw:text-style-name="P3" draw:layer="layout" svg:x1="9cm" svg:y1="6.1cm" svg:x2="9.8cm" svg:y2="8.1cm" draw:start-shape="id6" draw:start-glue-point="0" draw:end-shape="id7" draw:end-glue-point="3">
          <text:p/>
        </draw:connector>
        <draw:connector draw:style-name="gr5" draw:text-style-name="P3" draw:layer="layout" svg:x1="15.7cm" svg:y1="6.1cm" svg:x2="14.8cm" svg:y2="8.1cm" draw:start-shape="id8" draw:start-glue-point="0" draw:end-shape="id7" draw:end-glue-point="1">
          <text:p/>
        </draw:connector>
        <draw:ellipse draw:style-name="gr1" draw:text-style-name="P2" draw:id="id9" draw:layer="layout" svg:width="5cm" svg:height="1cm" svg:x="9.8cm" svg:y="10.1cm">
          <text:p text:style-name="P1"><text:span text:style-name="T1">LOADING</text:span></text:p>
        </draw:ellipse>
        <draw:ellipse draw:style-name="gr2" draw:text-style-name="P2" draw:id="id10" draw:layer="layout" svg:width="5cm" svg:height="1cm" svg:x="6.5cm" svg:y="11.9cm">
          <text:p text:style-name="P1"><text:span text:style-name="T1">OK</text:span></text:p>
        </draw:ellipse>
        <draw:ellipse draw:style-name="gr3" draw:text-style-name="P2" draw:id="id11" draw:layer="layout" svg:width="5cm" svg:height="1cm" svg:x="13.2cm" svg:y="11.9cm">
          <text:p text:style-name="P1"><text:span text:style-name="T1">WARNING</text:span></text:p>
        </draw:ellipse>
        <draw:ellipse draw:style-name="gr4" draw:text-style-name="P2" draw:id="id12" draw:layer="layout" svg:width="5cm" svg:height="1cm" svg:x="9.8cm" svg:y="13.7cm">
          <text:p text:style-name="P1"><text:span text:style-name="T1">ERROR</text:span></text:p>
        </draw:ellipse>
        <draw:connector draw:style-name="gr5" draw:text-style-name="P3" draw:layer="layout" svg:x1="9.8cm" svg:y1="10.6cm" svg:x2="9cm" svg:y2="11.9cm" draw:start-shape="id9" draw:start-glue-point="3" draw:end-shape="id10" draw:end-glue-point="0">
          <text:p/>
        </draw:connector>
        <draw:connector draw:style-name="gr5" draw:text-style-name="P3" draw:layer="layout" svg:x1="14.8cm" svg:y1="10.6cm" svg:x2="15.7cm" svg:y2="11.9cm" draw:start-shape="id9" draw:start-glue-point="1" draw:end-shape="id11" draw:end-glue-point="0">
          <text:p/>
        </draw:connector>
        <draw:connector draw:style-name="gr5" draw:text-style-name="P3" draw:layer="layout" svg:x1="12.3cm" svg:y1="11.1cm" svg:x2="12.3cm" svg:y2="13.7cm" draw:start-shape="id9" draw:start-glue-point="2" draw:end-shape="id12" draw:end-glue-point="0">
          <text:p/>
        </draw:connector>
        <draw:connector draw:style-name="gr7" draw:text-style-name="P3" draw:layer="layout" svg:x1="9cm" svg:y1="12.9cm" svg:x2="9.8cm" svg:y2="14.2cm" draw:start-shape="id10" draw:start-glue-point="2" draw:end-shape="id12" draw:end-glue-point="3">
          <text:p/>
        </draw:connector>
        <draw:connector draw:style-name="gr5" draw:text-style-name="P3" draw:id="id13" draw:layer="layout" svg:x1="9cm" svg:y1="12.9cm" svg:x2="9cm" svg:y2="12.9cm" draw:start-shape="id10" draw:start-glue-point="2" draw:end-shape="id10" draw:end-glue-point="2">
          <text:p/>
        </draw:connector>
        <draw:connector draw:style-name="gr7" draw:text-style-name="P3" draw:layer="layout" svg:x1="15.7cm" svg:y1="12.9cm" svg:x2="14.8cm" svg:y2="14.2cm" draw:start-shape="id11" draw:start-glue-point="2" draw:end-shape="id12" draw:end-glue-point="1">
          <text:p/>
        </draw:connector>
        <draw:connector draw:style-name="gr6" draw:text-style-name="P3" draw:layer="layout" svg:x1="11.5cm" svg:y1="12.4cm" svg:x2="13.2cm" svg:y2="12.4cm" draw:start-shape="id10" draw:start-glue-point="1" draw:end-shape="id11" draw:end-glue-point="3">
          <text:p/>
        </draw:connector>
        <draw:connector draw:style-name="gr6" draw:text-style-name="P3" draw:layer="layout" svg:x1="9cm" svg:y1="12.9cm" svg:x2="9cm" svg:y2="12.9cm" draw:start-shape="id13" draw:start-glue-point="0" draw:end-shape="id13" draw:end-glue-point="0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8$Win32 OpenOffice.org_project/680m118$Build-8936</meta:generator>
    <meta:creation-date>2005-07-18T16:07:34</meta:creation-date>
    <dc:date>2005-10-27T10:52:34</dc:date>
    <dc:language>de-DE</dc:language>
    <meta:editing-cycles>5</meta:editing-cycles>
    <meta:editing-duration>PT13M33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